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 style:font-pitch="fixed"/>
    <style:font-face style:name="Geekflare" svg:font-family="Geekflare, sans-serif"/>
    <style:font-face style:name="Georgia" svg:font-family="Georgia, serif"/>
    <style:font-face style:name="Helvetica" svg:font-family="Helvetica, Arial, Verdan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ison Neue" svg:font-family="'Maison Neue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edHatText" svg:font-family="RedHatText, Overpass, Overpass, Helvetica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Oxygen-Sans, Ubuntu, Cantarell, 'Helvetica Neue', sans-serif"/>
    <style:font-face style:name="bree serif" svg:font-family="'bree serif', serif"/>
    <style:font-face style:name="inherit" svg:font-family="inherit"/>
    <style:font-face style:name="kumbh sans" svg:font-family="'kumbh sans', sans-serif"/>
    <style:font-face style:name="source code pro" svg:font-family="'source code pro', monospace"/>
    <style:font-face style:name="var pfe-theme--font-family" svg:font-family="'var pfe-theme--font-family', RedHatText, Overpass, Overpass, Helvetica, Arial, sans-serif"/>
  </office:font-face-decls>
  <office:automatic-styles>
    <style:style style:name="P1" style:family="paragraph" style:parent-style-name="Text_20_body">
      <style:paragraph-properties fo:margin-left="0cm" fo:margin-right="0cm" fo:margin-top="0.593cm" fo:margin-bottom="0.593cm" style:contextual-spacing="false" fo:orphans="2" fo:widows="2" fo:text-indent="0cm" style:auto-text-indent="false"/>
      <style:text-properties fo:font-variant="normal" fo:text-transform="none" fo:color="#000000" loext:opacity="100%" style:font-name="Consolas" fo:font-size="16pt" fo:letter-spacing="normal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6pt" fo:letter-spacing="normal" fo:font-style="normal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onsolas" fo:font-size="12pt" fo:letter-spacing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.423cm" style:contextual-spacing="false" style:line-height-at-least="0.593cm" fo:orphans="2" fo:widows="2" fo:text-indent="0cm" style:auto-text-indent="false"/>
      <style:text-properties fo:font-variant="normal" fo:text-transform="none" fo:color="#000000" loext:opacity="100%" style:font-name="Consolas" fo:font-size="12pt" fo:letter-spacing="normal" fo:font-style="normal" fo:font-weight="normal" officeooo:rsid="00177287" officeooo:paragraph-rsid="00177287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1pt" fo:letter-spacing="normal" fo:font-style="normal" fo:font-weight="normal" officeooo:rsid="0017f321" officeooo:paragraph-rsid="0017f321" style:font-size-asian="9.60000038146973pt" style:font-weight-asian="normal" style:font-size-complex="11pt" style:font-weight-complex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paragraph-rsid="00114826" style:font-size-asian="14pt" style:font-size-complex="14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rsid="00134265" officeooo:paragraph-rsid="00134265" style:font-size-asian="14pt" style:font-size-complex="14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rsid="00153dba" officeooo:paragraph-rsid="00153dba" style:font-size-asian="14pt" style:font-size-complex="14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rsid="0015ffe0" officeooo:paragraph-rsid="0015ffe0" style:font-size-asian="14pt" style:font-size-complex="14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style:font-name="Consolas" fo:font-size="14pt" officeooo:rsid="00134265" officeooo:paragraph-rsid="00134265" style:font-size-asian="14pt" style:font-size-complex="14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style:font-name="Consolas" fo:font-size="14pt" officeooo:rsid="00134265" officeooo:paragraph-rsid="00153dba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423cm" style:contextual-spacing="false" style:line-height-at-least="0.593cm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.423cm" style:contextual-spacing="false" style:line-height-at-least="0.593cm" fo:orphans="2" fo:widows="2" fo:text-indent="0cm" style:auto-text-indent="false"/>
      <style:text-properties officeooo:rsid="0015ffe0" officeooo:paragraph-rsid="0015ffe0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onsolas" fo:font-size="12pt" style:font-size-asian="12pt" style:font-size-complex="12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onsolas" fo:font-size="12pt" officeooo:rsid="00134265" officeooo:paragraph-rsid="00134265" style:font-size-asian="12pt" style:font-size-complex="12pt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onsolas" fo:font-size="12pt" officeooo:rsid="00134265" officeooo:paragraph-rsid="00153dba" style:font-size-asian="12pt" style:font-size-complex="12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onsolas" fo:font-size="12pt" officeooo:rsid="00153dba" officeooo:paragraph-rsid="00153dba" style:font-size-asian="12pt" style:font-size-complex="12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onsolas" fo:font-size="12pt" officeooo:rsid="0015ffe0" officeooo:paragraph-rsid="0015ffe0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423cm" style:contextual-spacing="false" style:line-height-at-least="0.593cm" fo:orphans="2" fo:widows="2" fo:text-indent="0cm" style:auto-text-indent="false"/>
      <style:text-properties fo:color="#000000" loext:opacity="100%" style:font-name="Consolas" fo:font-size="12pt" officeooo:rsid="0015ffe0" officeooo:paragraph-rsid="0015ffe0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.423cm" style:contextual-spacing="false" style:line-height-at-least="0.593cm" fo:orphans="2" fo:widows="2" fo:text-indent="0cm" style:auto-text-indent="false"/>
      <style:text-properties fo:color="#000000" loext:opacity="100%" style:font-name="Consolas" fo:font-size="12p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.423cm" style:contextual-spacing="false" style:line-height-at-least="0.593cm" fo:orphans="2" fo:widows="2" fo:text-indent="0cm" style:auto-text-indent="false"/>
      <style:text-properties fo:color="#000000" loext:opacity="100%" style:font-name="Consolas" fo:font-size="12pt" officeooo:rsid="00177287" officeooo:paragraph-rsid="00177287" style:font-size-asian="12pt" style:font-size-complex="12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onsolas" fo:font-size="16pt" fo:font-weight="bold" officeooo:paragraph-rsid="00114826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onsolas" fo:font-size="16pt" fo:font-weight="bold" officeooo:rsid="00134265" officeooo:paragraph-rsid="00153dba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onsolas" fo:font-size="16pt" fo:font-weight="bold" officeooo:rsid="00134265" officeooo:paragraph-rsid="00134265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onsolas" fo:font-size="16pt" fo:font-weight="bold" officeooo:rsid="00153dba" officeooo:paragraph-rsid="00153dba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Consolas" fo:font-size="16pt" fo:font-weight="bold" officeooo:rsid="0015ffe0" officeooo:paragraph-rsid="0015ffe0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left="0cm" fo:margin-right="0cm" fo:margin-top="0cm" fo:margin-bottom="0.423cm" style:contextual-spacing="false" style:line-height-at-least="0.593cm" fo:orphans="2" fo:widows="2" fo:text-indent="0cm" style:auto-text-indent="false"/>
      <style:text-properties fo:color="#000000" loext:opacity="100%" style:font-name="Consolas" fo:font-size="16pt" fo:font-weight="bold" officeooo:rsid="0015ffe0" officeooo:paragraph-rsid="0015ffe0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margin-left="0cm" fo:margin-right="0cm" fo:margin-top="0cm" fo:margin-bottom="0.423cm" style:contextual-spacing="false" style:line-height-at-least="0.593cm" fo:orphans="2" fo:widows="2" fo:text-indent="0cm" style:auto-text-indent="false"/>
      <style:text-properties fo:color="#000000" loext:opacity="100%" style:font-name="Consolas" fo:font-size="16pt" fo:font-weight="bold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margin-left="0cm" fo:margin-right="0cm" fo:margin-top="0cm" fo:margin-bottom="0.423cm" style:contextual-spacing="false" style:line-height-at-least="0.593cm" fo:orphans="2" fo:widows="2" fo:text-indent="0cm" style:auto-text-indent="false"/>
      <style:text-properties fo:color="#000000" loext:opacity="100%" style:font-name="Consolas" fo:font-size="16pt" fo:font-weight="bold" officeooo:rsid="00177287" officeooo:paragraph-rsid="00177287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margin-left="0cm" fo:margin-right="0cm" fo:margin-top="0cm" fo:margin-bottom="0.423cm" style:contextual-spacing="false" style:line-height-at-least="0.593cm" fo:orphans="2" fo:widows="2" fo:text-indent="0cm" style:auto-text-indent="false"/>
      <style:text-properties fo:color="#000000" loext:opacity="100%" officeooo:rsid="00177287" officeooo:paragraph-rsid="00177287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114826"/>
    </style:style>
    <style:style style:name="T4" style:family="text">
      <style:text-properties fo:font-style="normal" fo:font-weight="bold" style:font-weight-asian="bold" style:font-weight-complex="bold"/>
    </style:style>
    <style:style style:name="T5" style:family="text">
      <style:text-properties fo:font-size="15.6000003814697pt" fo:font-style="normal"/>
    </style:style>
    <style:style style:name="T6" style:family="text">
      <style:text-properties fo:font-size="15.6000003814697pt" fo:font-style="normal" fo:font-weight="bold" style:font-weight-asian="bold" style:font-weight-complex="bold"/>
    </style:style>
    <style:style style:name="T7" style:family="text">
      <style:text-properties fo:color="#151515" loext:opacity="100%" fo:font-size="10.8000001907349pt" fo:font-style="normal" fo:font-weight="normal"/>
    </style:style>
    <style:style style:name="T8" style:family="text">
      <style:text-properties fo:color="#151515" loext:opacity="100%" fo:font-size="10.8000001907349pt" fo:font-style="normal" fo:font-weight="normal" officeooo:rsid="00114826"/>
    </style:style>
    <style:style style:name="T9" style:family="text">
      <style:text-properties fo:color="#151515" loext:opacity="100%" fo:font-style="normal" fo:font-weight="normal"/>
    </style:style>
    <style:style style:name="T10" style:family="text">
      <style:text-properties fo:color="#151515" loext:opacity="100%" fo:font-style="normal" fo:font-weight="normal" officeooo:rsid="00114826"/>
    </style:style>
    <style:style style:name="T11" style:family="text">
      <style:text-properties fo:font-variant="normal" fo:text-transform="none" fo:color="#151515" loext:opacity="100%" fo:font-size="10.8000001907349pt" fo:letter-spacing="normal" fo:font-style="normal" fo:font-weight="normal" style:font-weight-asian="bold" style:font-weight-complex="bold"/>
    </style:style>
    <style:style style:name="T12" style:family="text">
      <style:text-properties fo:font-variant="normal" fo:text-transform="none" fo:color="#151515" loext:opacity="100%" fo:font-size="10.8000001907349pt" fo:letter-spacing="normal" fo:font-style="normal" fo:font-weight="normal" officeooo:rsid="00114826" style:font-weight-asian="bold" style:font-weight-complex="bold"/>
    </style:style>
    <style:style style:name="T13" style:family="text">
      <style:text-properties fo:font-variant="normal" fo:text-transform="none" fo:color="#151515" loext:opacity="100%" fo:letter-spacing="normal" fo:font-style="normal" fo:font-weight="normal" style:font-weight-asian="bold" style:font-weight-complex="bold"/>
    </style:style>
    <style:style style:name="T14" style:family="text">
      <style:text-properties fo:font-variant="normal" fo:text-transform="none" fo:color="#151515" loext:opacity="100%" fo:letter-spacing="normal" fo:font-style="normal" fo:font-weight="normal" officeooo:rsid="00114826" style:font-weight-asian="bold" style:font-weight-complex="bold"/>
    </style:style>
    <style:style style:name="T15" style:family="text">
      <style:text-properties fo:font-variant="normal" fo:text-transform="none" fo:color="#151515" loext:opacity="100%" fo:letter-spacing="normal" fo:font-style="normal" officeooo:rsid="00114826"/>
    </style:style>
    <style:style style:name="T16" style:family="text">
      <style:text-properties fo:font-variant="normal" fo:text-transform="none" fo:color="#646675" loext:opacity="100%" fo:letter-spacing="normal" fo:font-style="normal"/>
    </style:style>
    <style:style style:name="T17" style:family="text">
      <style:text-properties fo:font-variant="normal" fo:text-transform="none" fo:color="#646675" loext:opacity="100%" fo:letter-spacing="normal" fo:font-style="normal" fo:font-weight="normal"/>
    </style:style>
    <style:style style:name="T18" style:family="text">
      <style:text-properties fo:font-variant="normal" fo:text-transform="none" fo:color="#646675" loext:opacity="100%" fo:letter-spacing="normal" fo:font-style="normal" fo:font-weight="normal" officeooo:rsid="0015ffe0"/>
    </style:style>
    <style:style style:name="T19" style:family="text">
      <style:text-properties fo:font-variant="normal" fo:text-transform="none" fo:color="#646675" loext:opacity="100%" fo:letter-spacing="normal" fo:font-style="normal" fo:font-weight="normal" officeooo:rsid="00177287"/>
    </style:style>
    <style:style style:name="T20" style:family="text">
      <style:text-properties fo:font-variant="normal" fo:text-transform="none" fo:color="#646675" loext:opacity="100%" style:font-name="kumbh sans" fo:font-size="13.1999998092651pt" fo:letter-spacing="normal" fo:font-style="normal" fo:font-weight="normal"/>
    </style:style>
    <style:style style:name="T21" style:family="text">
      <style:text-properties fo:font-variant="normal" fo:text-transform="none" fo:color="#646675" loext:opacity="100%" style:font-name="kumbh sans" fo:font-size="13.1999998092651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22" style:family="text">
      <style:text-properties fo:font-variant="normal" fo:text-transform="none" fo:color="#646675" loext:opacity="100%" style:font-name="kumbh sans" fo:font-size="13.1999998092651pt" fo:letter-spacing="normal" fo:font-style="normal" fo:font-weight="normal" style:font-size-asian="10.8000001907349pt" style:font-size-complex="10.8000001907349pt"/>
    </style:style>
    <style:style style:name="T23" style:family="text">
      <style:text-properties fo:font-variant="normal" fo:text-transform="none" fo:color="#646675" loext:opacity="100%" style:font-name="kumbh sans" fo:font-size="13.1999998092651pt" fo:letter-spacing="normal" fo:font-style="normal" fo:font-weight="normal" officeooo:rsid="0015ffe0"/>
    </style:style>
    <style:style style:name="T24" style:family="text">
      <style:text-properties fo:font-variant="normal" fo:text-transform="none" fo:color="#646675" loext:opacity="100%" style:font-name="kumbh sans" fo:font-size="13.1999998092651pt" fo:letter-spacing="normal" fo:font-style="normal" fo:font-weight="normal" officeooo:rsid="00177287"/>
    </style:style>
    <style:style style:name="T25" style:family="text">
      <style:text-properties fo:font-variant="normal" fo:text-transform="none" fo:color="#646675" loext:opacity="100%" style:font-name="Consolas" fo:font-size="13.1999998092651pt" fo:letter-spacing="normal" fo:font-style="normal" fo:font-weight="normal"/>
    </style:style>
    <style:style style:name="T26" style:family="text">
      <style:text-properties fo:font-variant="normal" fo:text-transform="none" fo:color="#646675" loext:opacity="100%" style:font-name="Consolas" fo:font-size="13.1999998092651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27" style:family="text">
      <style:text-properties fo:font-variant="normal" fo:text-transform="none" fo:color="#646675" loext:opacity="100%" style:font-name="Consolas" fo:font-size="13.1999998092651pt" fo:letter-spacing="normal" fo:font-style="normal" fo:font-weight="normal" style:font-size-asian="10.8000001907349pt" style:font-size-complex="10.8000001907349pt"/>
    </style:style>
    <style:style style:name="T28" style:family="text">
      <style:text-properties fo:font-variant="normal" fo:text-transform="none" fo:color="#646675" loext:opacity="100%" style:font-name="Consolas" fo:font-size="13.1999998092651pt" fo:letter-spacing="normal" fo:font-style="normal" fo:font-weight="normal" officeooo:rsid="0015ffe0"/>
    </style:style>
    <style:style style:name="T29" style:family="text">
      <style:text-properties fo:font-variant="normal" fo:text-transform="none" fo:color="#646675" loext:opacity="100%" style:font-name="Consolas" fo:letter-spacing="normal" fo:font-style="normal" fo:font-weight="normal"/>
    </style:style>
    <style:style style:name="T30" style:family="text">
      <style:text-properties fo:font-variant="normal" fo:text-transform="none" fo:color="#646675" loext:opacity="100%" style:font-name="Consolas" fo:letter-spacing="normal" fo:font-style="normal" fo:font-weight="normal" style:font-weight-asian="bold" style:font-weight-complex="bold"/>
    </style:style>
    <style:style style:name="T31" style:family="text">
      <style:text-properties fo:font-variant="normal" fo:text-transform="none" fo:color="#646675" loext:opacity="100%" style:font-name="Consolas" fo:letter-spacing="normal" fo:font-style="normal" fo:font-weight="normal" officeooo:rsid="0015ffe0"/>
    </style:style>
    <style:style style:name="T32" style:family="text">
      <style:text-properties fo:font-variant="normal" fo:text-transform="none" fo:color="#646675" loext:opacity="100%" style:font-name="Consolas" fo:font-size="12pt" fo:letter-spacing="normal" fo:font-style="normal" fo:font-weight="normal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646675" loext:opacity="100%" style:font-name="Consolas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646675" loext:opacity="100%" style:font-name="Consolas" fo:font-size="12pt" fo:letter-spacing="normal" fo:font-style="normal" fo:font-weight="normal" officeooo:rsid="0015ffe0" style:font-size-asian="12pt" style:font-size-complex="12pt"/>
    </style:style>
    <style:style style:name="T35" style:family="text">
      <style:text-properties fo:font-variant="normal" fo:text-transform="none" fo:color="#646675" loext:opacity="100%" fo:font-size="13.1999998092651pt" fo:letter-spacing="normal" fo:font-style="normal" fo:font-weight="normal"/>
    </style:style>
    <style:style style:name="T36" style:family="text">
      <style:text-properties fo:font-variant="normal" fo:text-transform="none" fo:color="#646675" loext:opacity="100%" fo:font-size="13.1999998092651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37" style:family="text">
      <style:text-properties fo:font-variant="normal" fo:text-transform="none" fo:color="#646675" loext:opacity="100%" fo:font-size="13.1999998092651pt" fo:letter-spacing="normal" fo:font-style="normal" fo:font-weight="normal" style:font-size-asian="10.8000001907349pt" style:font-size-complex="10.8000001907349pt"/>
    </style:style>
    <style:style style:name="T38" style:family="text">
      <style:text-properties fo:font-variant="normal" fo:text-transform="none" fo:color="#646675" loext:opacity="100%" fo:font-size="13.1999998092651pt" fo:letter-spacing="normal" fo:font-style="normal" fo:font-weight="normal" officeooo:rsid="0015ffe0"/>
    </style:style>
    <style:style style:name="T39" style:family="text">
      <style:text-properties fo:font-variant="normal" fo:text-transform="none" fo:color="#646675" loext:opacity="100%" fo:font-size="13.1999998092651pt" fo:letter-spacing="normal" fo:font-style="normal" fo:font-weight="normal" officeooo:rsid="00177287"/>
    </style:style>
    <style:style style:name="T40" style:family="text">
      <style:text-properties fo:font-variant="normal" fo:text-transform="none" fo:color="#25282d" loext:opacity="100%" fo:letter-spacing="normal" fo:font-style="normal"/>
    </style:style>
    <style:style style:name="T41" style:family="text">
      <style:text-properties fo:font-variant="normal" fo:text-transform="none" fo:color="#25282d" loext:opacity="100%" fo:letter-spacing="normal" fo:font-style="normal" fo:font-weight="normal" style:font-weight-asian="bold" style:font-weight-complex="bold"/>
    </style:style>
    <style:style style:name="T42" style:family="text">
      <style:text-properties fo:font-variant="normal" fo:text-transform="none" fo:color="#25282d" loext:opacity="100%" fo:letter-spacing="normal" fo:font-style="normal" fo:font-weight="normal" officeooo:rsid="00114826" style:font-weight-asian="bold" style:font-weight-complex="bold"/>
    </style:style>
    <style:style style:name="T43" style:family="text">
      <style:text-properties fo:font-variant="normal" fo:text-transform="none" fo:color="#25282d" loext:opacity="100%" fo:letter-spacing="normal" fo:font-style="normal" fo:font-weight="normal" style:font-size-asian="10.8000001907349pt" style:font-weight-asian="bold" style:font-size-complex="10.8000001907349pt" style:font-weight-complex="bold"/>
    </style:style>
    <style:style style:name="T44" style:family="text">
      <style:text-properties fo:font-variant="normal" fo:text-transform="none" fo:color="#25282d" loext:opacity="100%" fo:letter-spacing="normal" fo:font-style="normal" officeooo:rsid="00114826"/>
    </style:style>
    <style:style style:name="T45" style:family="text">
      <style:text-properties fo:font-variant="normal" fo:text-transform="none" fo:color="#25282d" loext:opacity="100%" style:font-name="Consolas" fo:font-size="10.8000001907349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46" style:family="text">
      <style:text-properties fo:font-variant="normal" fo:text-transform="none" fo:color="#25282d" loext:opacity="100%" style:font-name="Consolas" fo:letter-spacing="normal" fo:font-style="normal" fo:font-weight="normal" style:font-weight-asian="bold" style:font-weight-complex="bold"/>
    </style:style>
    <style:style style:name="T47" style:family="text">
      <style:text-properties fo:font-variant="normal" fo:text-transform="none" fo:color="#25282d" loext:opacity="100%" style:font-name="Consolas" fo:font-size="12pt" fo:letter-spacing="normal" fo:font-style="normal" fo:font-weight="normal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25282d" loext:opacity="100%" fo:font-size="10.8000001907349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49" style:family="text">
      <style:text-properties fo:font-variant="normal" fo:text-transform="none" fo:color="#25282d" loext:opacity="100%" fo:font-size="16pt" fo:letter-spacing="normal" fo:font-style="normal" fo:font-weight="normal" style:font-size-asian="16pt" style:font-weight-asian="bold" style:font-size-complex="16pt" style:font-weight-complex="bold"/>
    </style:style>
    <style:style style:name="T50" style:family="text">
      <style:text-properties fo:font-variant="normal" fo:text-transform="none" fo:color="#25282d" loext:opacity="100%" fo:font-size="16pt" fo:letter-spacing="normal" fo:font-style="normal" fo:font-weight="bold" style:font-size-asian="16pt" style:font-weight-asian="bold" style:font-size-complex="16pt" style:font-weight-complex="bold"/>
    </style:style>
    <style:style style:name="T51" style:family="text">
      <style:text-properties fo:font-variant="normal" fo:text-transform="none" style:font-name="Consolas" fo:font-size="12pt" fo:letter-spacing="normal" fo:font-style="normal" fo:font-weight="normal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style:font-name="Consolas" fo:font-size="12pt" fo:letter-spacing="normal" fo:font-style="normal" fo:font-weight="normal" officeooo:rsid="00114826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style:font-name="Consolas" fo:font-size="12pt" fo:letter-spacing="normal" fo:font-style="normal" fo:font-weight="normal" officeooo:rsid="00134265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style:font-name="Consolas" fo:font-size="12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style:font-name="Consolas" fo:font-size="12pt" fo:letter-spacing="normal" fo:font-style="normal" fo:font-weight="normal" officeooo:rsid="00114826" style:font-size-asian="12pt" style:font-size-complex="12pt"/>
    </style:style>
    <style:style style:name="T56" style:family="text">
      <style:text-properties fo:font-variant="normal" fo:text-transform="none" style:font-name="Consolas" fo:font-size="12pt" fo:letter-spacing="normal" fo:font-style="normal" fo:font-weight="normal" officeooo:rsid="00134265" style:font-size-asian="12pt" style:font-size-complex="12pt"/>
    </style:style>
    <style:style style:name="T57" style:family="text">
      <style:text-properties fo:font-variant="normal" fo:text-transform="none" style:font-name="Consolas" fo:font-size="12pt" fo:letter-spacing="normal" fo:font-style="normal" fo:font-weight="normal" officeooo:rsid="0015ffe0" style:font-size-asian="12pt" style:font-size-complex="12pt"/>
    </style:style>
    <style:style style:name="T58" style:family="text">
      <style:text-properties fo:font-variant="normal" fo:text-transform="none" fo:color="#000000" loext:opacity="100%" style:font-name="Consolas" fo:font-size="10.8000001907349pt" fo:letter-spacing="normal" fo:font-style="normal" fo:font-weight="normal" officeooo:rsid="00114826" style:font-size-asian="10.8000001907349pt" style:font-weight-asian="bold" style:font-size-complex="10.8000001907349pt" style:font-weight-complex="bold"/>
    </style:style>
    <style:style style:name="T59" style:family="text">
      <style:text-properties fo:font-variant="normal" fo:text-transform="none" fo:color="#000000" loext:opacity="100%" style:font-name="Consolas" fo:font-size="10.8000001907349pt" fo:letter-spacing="normal" fo:font-style="normal" fo:font-weight="normal" officeooo:rsid="00134265" style:font-size-asian="10.8000001907349pt" style:font-weight-asian="bold" style:font-size-complex="10.8000001907349pt" style:font-weight-complex="bold"/>
    </style:style>
    <style:style style:name="T60" style:family="text">
      <style:text-properties fo:font-variant="normal" fo:text-transform="none" fo:color="#000000" loext:opacity="100%" style:font-name="Consolas" fo:font-size="10.8000001907349pt" fo:letter-spacing="normal" fo:font-style="normal" fo:font-weight="normal" officeooo:rsid="00114826" style:font-size-asian="10.8000001907349pt" style:font-size-complex="10.8000001907349pt"/>
    </style:style>
    <style:style style:name="T61" style:family="text">
      <style:text-properties fo:font-variant="normal" fo:text-transform="none" fo:color="#000000" loext:opacity="100%" style:font-name="Consolas" fo:font-size="10.8000001907349pt" fo:letter-spacing="normal" fo:font-style="normal" fo:font-weight="normal" officeooo:rsid="00134265" style:font-size-asian="10.8000001907349pt" style:font-size-complex="10.8000001907349pt"/>
    </style:style>
    <style:style style:name="T62" style:family="text">
      <style:text-properties fo:font-variant="normal" fo:text-transform="none" fo:color="#000000" loext:opacity="100%" style:font-name="Consolas" fo:letter-spacing="normal" fo:font-style="normal" fo:font-weight="normal" officeooo:rsid="00114826" style:font-weight-asian="bold" style:font-weight-complex="bold"/>
    </style:style>
    <style:style style:name="T63" style:family="text">
      <style:text-properties fo:font-variant="normal" fo:text-transform="none" fo:color="#000000" loext:opacity="100%" style:font-name="Consolas" fo:letter-spacing="normal" fo:font-style="normal" fo:font-weight="normal" officeooo:rsid="00134265" style:font-weight-asian="bold" style:font-weight-complex="bold"/>
    </style:style>
    <style:style style:name="T64" style:family="text">
      <style:text-properties fo:font-variant="normal" fo:text-transform="none" fo:color="#000000" loext:opacity="100%" style:font-name="Consolas" fo:letter-spacing="normal" fo:font-style="normal" fo:font-weight="normal" officeooo:rsid="00114826"/>
    </style:style>
    <style:style style:name="T65" style:family="text">
      <style:text-properties fo:font-variant="normal" fo:text-transform="none" fo:color="#000000" loext:opacity="100%" style:font-name="Consolas" fo:letter-spacing="normal" fo:font-style="normal" fo:font-weight="normal" officeooo:rsid="00134265"/>
    </style:style>
    <style:style style:name="T66" style:family="text"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14826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34265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size-complex="12pt"/>
    </style:style>
    <style:style style:name="T70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14826" style:font-size-asian="12pt" style:font-size-complex="12pt"/>
    </style:style>
    <style:style style:name="T71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34265" style:font-size-asian="12pt" style:font-size-complex="12pt"/>
    </style:style>
    <style:style style:name="T72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5ffe0" style:font-size-asian="12pt" style:font-size-complex="12pt"/>
    </style:style>
    <style:style style:name="T73" style:family="text">
      <style:text-properties fo:font-variant="normal" fo:text-transform="none" fo:color="#000000" loext:opacity="100%" fo:font-size="10.8000001907349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74" style:family="text">
      <style:text-properties fo:font-variant="normal" fo:text-transform="none" fo:color="#000000" loext:opacity="100%" fo:font-size="10.8000001907349pt" fo:letter-spacing="normal" fo:font-style="normal" fo:font-weight="normal" officeooo:rsid="00114826" style:font-size-asian="10.8000001907349pt" style:font-weight-asian="bold" style:font-size-complex="10.8000001907349pt" style:font-weight-complex="bold"/>
    </style:style>
    <style:style style:name="T75" style:family="text">
      <style:text-properties fo:font-variant="normal" fo:text-transform="none" fo:color="#000000" loext:opacity="100%" fo:font-size="10.8000001907349pt" fo:letter-spacing="normal" fo:font-style="normal" fo:font-weight="normal" officeooo:rsid="00134265" style:font-size-asian="10.8000001907349pt" style:font-weight-asian="bold" style:font-size-complex="10.8000001907349pt" style:font-weight-complex="bold"/>
    </style:style>
    <style:style style:name="T76" style:family="text">
      <style:text-properties fo:font-variant="normal" fo:text-transform="none" fo:color="#000000" loext:opacity="100%" fo:font-size="10.8000001907349pt" fo:letter-spacing="normal" fo:font-style="normal" fo:font-weight="normal" officeooo:rsid="00114826" style:font-size-asian="10.8000001907349pt" style:font-size-complex="10.8000001907349pt"/>
    </style:style>
    <style:style style:name="T77" style:family="text">
      <style:text-properties fo:font-variant="normal" fo:text-transform="none" fo:color="#000000" loext:opacity="100%" fo:font-size="10.8000001907349pt" fo:letter-spacing="normal" fo:font-style="normal" fo:font-weight="normal" officeooo:rsid="00134265" style:font-size-asian="10.8000001907349pt" style:font-size-complex="10.8000001907349pt"/>
    </style:style>
    <style:style style:name="T78" style:family="text">
      <style:text-properties fo:font-variant="normal" fo:text-transform="none" fo:color="#000000" loext:opacity="100%" fo:letter-spacing="normal" fo:font-style="normal" fo:font-weight="normal" style:font-weight-asian="bold" style:font-weight-complex="bold"/>
    </style:style>
    <style:style style:name="T79" style:family="text">
      <style:text-properties fo:font-variant="normal" fo:text-transform="none" fo:color="#000000" loext:opacity="100%" fo:letter-spacing="normal" fo:font-style="normal" fo:font-weight="normal" officeooo:rsid="00114826" style:font-weight-asian="bold" style:font-weight-complex="bold"/>
    </style:style>
    <style:style style:name="T80" style:family="text">
      <style:text-properties fo:font-variant="normal" fo:text-transform="none" fo:color="#324659" loext:opacity="100%" fo:font-size="9.60000038146973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81" style:family="text">
      <style:text-properties fo:font-variant="normal" fo:text-transform="none" fo:color="#324659" loext:opacity="100%" fo:font-size="9.60000038146973pt" fo:letter-spacing="normal" fo:font-style="normal" fo:font-weight="normal" style:font-size-asian="10.8000001907349pt" style:font-size-complex="10.8000001907349pt"/>
    </style:style>
    <style:style style:name="T82" style:family="text">
      <style:text-properties fo:font-variant="normal" fo:text-transform="none" fo:color="#324659" loext:opacity="100%" fo:font-size="10.8000001907349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83" style:family="text">
      <style:text-properties fo:font-variant="normal" fo:text-transform="none" fo:color="#324659" loext:opacity="100%" style:font-name="Consolas" fo:font-size="9.60000038146973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84" style:family="text">
      <style:text-properties fo:font-variant="normal" fo:text-transform="none" fo:color="#324659" loext:opacity="100%" style:font-name="Consolas" fo:font-size="9.60000038146973pt" fo:letter-spacing="normal" fo:font-style="normal" fo:font-weight="normal" style:font-size-asian="10.8000001907349pt" style:font-size-complex="10.8000001907349pt"/>
    </style:style>
    <style:style style:name="T85" style:family="text">
      <style:text-properties fo:font-variant="normal" fo:text-transform="none" fo:color="#324659" loext:opacity="100%" style:font-name="Consolas" fo:font-size="10.8000001907349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86" style:family="text">
      <style:text-properties fo:font-variant="normal" fo:text-transform="none" fo:color="#324659" loext:opacity="100%" style:font-name="Consolas" fo:letter-spacing="normal" fo:font-style="normal" fo:font-weight="normal"/>
    </style:style>
    <style:style style:name="T87" style:family="text">
      <style:text-properties fo:font-variant="normal" fo:text-transform="none" fo:color="#324659" loext:opacity="100%" style:font-name="Consolas" fo:letter-spacing="normal" fo:font-style="normal" fo:font-weight="normal" style:font-weight-asian="bold" style:font-weight-complex="bold"/>
    </style:style>
    <style:style style:name="T88" style:family="text">
      <style:text-properties fo:font-variant="normal" fo:text-transform="none" fo:color="#324659" loext:opacity="100%" style:font-name="Consolas" fo:font-size="12pt" fo:letter-spacing="normal" fo:font-style="normal" fo:font-weight="normal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324659" loext:opacity="100%" style:font-name="Consolas" fo:font-size="12pt" fo:letter-spacing="normal" fo:font-style="normal" fo:font-weight="normal" style:font-size-asian="12pt" style:font-size-complex="12pt"/>
    </style:style>
    <style:style style:name="T90" style:family="text">
      <style:text-properties fo:font-variant="normal" fo:text-transform="none" fo:color="#262524" loext:opacity="100%" fo:font-size="12.6000003814697pt" fo:letter-spacing="normal" fo:font-style="normal" fo:font-weight="normal" style:font-size-asian="10.8000001907349pt" style:font-weight-asian="bold" style:font-size-complex="10.8000001907349pt" style:font-weight-complex="bold"/>
    </style:style>
    <style:style style:name="T91" style:family="text">
      <style:text-properties fo:font-variant="normal" fo:text-transform="none" fo:color="#262524" loext:opacity="100%" fo:letter-spacing="normal" fo:font-style="normal" fo:font-weight="normal" style:font-weight-asian="bold" style:font-weight-complex="bold"/>
    </style:style>
    <style:style style:name="T92" style:family="text">
      <style:text-properties fo:font-variant="normal" fo:text-transform="none" fo:letter-spacing="normal" fo:font-style="normal"/>
    </style:style>
    <style:style style:name="T93" style:family="text">
      <style:text-properties fo:font-variant="normal" fo:text-transform="none" fo:letter-spacing="normal" fo:font-style="normal" fo:font-weight="normal"/>
    </style:style>
    <style:style style:name="T94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95" style:family="text">
      <style:text-properties fo:font-variant="normal" fo:text-transform="none" fo:letter-spacing="normal" fo:font-style="normal" fo:font-weight="normal" officeooo:rsid="00114826" style:font-weight-asian="bold" style:font-weight-complex="bold"/>
    </style:style>
    <style:style style:name="T96" style:family="text">
      <style:text-properties fo:font-variant="normal" fo:text-transform="none" fo:letter-spacing="normal" fo:font-style="normal" fo:font-weight="normal" officeooo:rsid="0015ffe0"/>
    </style:style>
    <style:style style:name="T97" style:family="text">
      <style:text-properties fo:font-variant="normal" fo:text-transform="none" fo:letter-spacing="normal" fo:font-style="normal" fo:font-weight="normal" officeooo:rsid="00177287"/>
    </style:style>
    <style:style style:name="T98" style:family="text">
      <style:text-properties fo:font-variant="normal" fo:text-transform="none" fo:letter-spacing="normal" fo:font-style="normal" officeooo:rsid="00114826"/>
    </style:style>
    <style:style style:name="T99" style:family="text">
      <style:text-properties fo:font-variant="normal" fo:text-transform="none" fo:font-size="16pt" fo:letter-spacing="normal" fo:font-style="normal" fo:font-weight="bold" style:font-size-asian="16pt" style:font-weight-asian="bold" style:font-size-complex="16pt" style:font-weight-complex="bold"/>
    </style:style>
    <style:style style:name="T100" style:family="text">
      <style:text-properties fo:font-variant="normal" fo:text-transform="none" style:font-name="kumbh sans" fo:font-size="13.1999998092651pt" fo:letter-spacing="normal" fo:font-style="normal" fo:font-weight="normal"/>
    </style:style>
    <style:style style:name="T101" style:family="text">
      <style:text-properties fo:color="#25282d" loext:opacity="100%" fo:font-size="14pt" fo:font-style="normal" fo:font-weight="normal"/>
    </style:style>
    <style:style style:name="T102" style:family="text">
      <style:text-properties fo:color="#25282d" loext:opacity="100%" fo:font-style="normal"/>
    </style:style>
    <style:style style:name="T103" style:family="text">
      <style:text-properties fo:color="#25282d" loext:opacity="100%" fo:font-style="normal" fo:font-weight="normal"/>
    </style:style>
    <style:style style:name="T104" style:family="text">
      <style:text-properties fo:color="#646675" loext:opacity="100%"/>
    </style:style>
    <style:style style:name="T105" style:family="text">
      <style:text-properties fo:color="#646675" loext:opacity="100%" style:font-name="kumbh sans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cción :</text:span></text:p>
      <text:p text:style-name="P3"><text:span text:style-name="T2">"Docker", el software de TI, es una tecnología de creación de contenedores que permite la creación y el uso de contenedores de </text:span><text:span text:style-name="T3">Linux, es de tipo Open Source así todos los usuarios pueden acceder a esta tecnología de forma gratuita.</text:span></text:p>
      <text:p text:style-name="P15"><text:span text:style-name="T94">Con DOCKER, puede usar los contenedores como máquinas virtuales extremadamente livianas y modulares. Además, obtiene flexibilidad con estos contenedores: puede crearlos, implementarlos, copiarlos y moverlos de un entorno a otro, lo cual le permite </text:span><text:span text:style-name="T95">optimizar el trabajo en la nube.</text:span></text:p>
      <text:p text:style-name="P23"><text:span text:style-name="T98">Instalación :</text:span></text:p>
      <text:p text:style-name="P7"><text:span text:style-name="T67">Para poder realizar la </text:span><text:span text:style-name="Strong_20_Emphasis"><text:span text:style-name="T70">instalación de Docker en Windows</text:span></text:span><text:span text:style-name="Strong_20_Emphasis"><text:span text:style-name="T71">(que es mi equipo)</text:span></text:span><text:span text:style-name="Strong_20_Emphasis"><text:span text:style-name="T70"> </text:span></text:span><text:span text:style-name="T67">primero </text:span><text:span text:style-name="T68">hay que </text:span><text:span text:style-name="T67"><text:s/>asegurarse</text:span><text:span text:style-name="T68"> </text:span><text:span text:style-name="T67">que la versión que esta utilizando soporte Microsoft Hyper-V. </text:span></text:p>
      <text:p text:style-name="P16"><text:span text:style-name="T95">Después</text:span><text:span text:style-name="T94"> descargarse el instalador, ejecutarlo y una vez dentro de la aplicación Docker desktop, nos aseguramos que todo funciona correctamente y podemos lanzar la Imagen hello-world para verificar que esto funciona correctamente</text:span></text:p>
      <text:p text:style-name="P24"><text:span text:style-name="T92">Docker Hub:</text:span></text:p>
      <text:p text:style-name="P17"><text:span text:style-name="T94">Nos permite extraer y enviar imágenes de la ventana acoplable hacia y desde Docker Hub. Podemos tratar esto como un GitHub, donde obtenemos y enviamos nuestro código fuente, pero en el caso de Docker Hub, descargamos o publicamos nuestras imágenes de contenedor. Es un repositorio en línea basado en la nube que almacena ambos tipos de repositorios, es decir, el repositorio público y el privado.</text:span></text:p>
      <text:p text:style-name="P16"><text:span text:style-name="T99">Uso de imágenes :</text:span><text:span text:style-name="T94"> </text:span></text:p>
      <text:p text:style-name="P8"><text:span text:style-name="T66">Las imágenes de </text:span><text:span text:style-name="Strong_20_Emphasis"><text:span text:style-name="T69">Docker</text:span></text:span><text:span text:style-name="Strong_20_Emphasis"><text:span text:style-name="T66"> </text:span></text:span><text:span text:style-name="T66">son esencialmente una instantánea de un contenedor, es decir una imagen de , por ejemplo, My-SQL es un contenedor de My-SQL . Las imágenes se crean con el comando </text:span><text:span text:style-name="Strong_20_Emphasis"><text:span text:style-name="Emphasis"><text:span text:style-name="T69">build</text:span></text:span></text:span><text:span text:style-name="T66">, que crean un contenedor cuando se inicia con run. Una vez creada una imagen, se pueden almacenar en el </text:span><text:span text:style-name="Strong_20_Emphasis"><text:span text:style-name="T69">Hub Docker</text:span></text:span><text:span text:style-name="T66">. </text:span></text:p>
      <text:p text:style-name="P16"><text:span text:style-name="T94"/></text:p>
      <text:p text:style-name="P16"><text:span text:style-name="T94"/></text:p>
      <text:p text:style-name="P25"><text:soft-page-break/><text:span text:style-name="T92">El archivo de configuración de Docker:</text:span></text:p>
      <text:p text:style-name="P18"><text:span text:style-name="T94">Para poder trabajar con la instancia recién creada hay que crear un nuevo directorio, despues se crea un archivo de tipo DockerFile y despues nos descargamos la imagen que queramos</text:span></text:p>
      <text:p text:style-name="P26"><text:span text:style-name="T92">Ejecutar contenedores:</text:span></text:p>
      <text:p text:style-name="P18"><text:span text:style-name="T94">Los contenedores son muy simples de utilizar, se ejecutan, realizan una tarea muy especifica de la forma mas eficiente posible y se cierran cuando esta tarea ha teminado.</text:span></text:p>
      <text:p text:style-name="P19"><text:span text:style-name="T94">Dentro del contenedor se trabaja mediente comandos en la propia consola del servidor.</text:span></text:p>
      <text:p text:style-name="P27"><text:span text:style-name="T92">Ciclo de vida de los contenedores:</text:span></text:p>
      <text:p text:style-name="P10"><text:span text:style-name="T66">Cuando ejecutamos el comando para iniciar el contenedor se crea una instancia de la imagen que hemos invocado y se ejecuta en un nuevo contenedor, en este momento el contenedor se encuentra en </text:span><text:span text:style-name="Strong_20_Emphasis"><text:span text:style-name="T69">estado de arranque</text:span></text:span><text:span text:style-name="T66">.</text:span></text:p>
      <text:p text:style-name="P13"><text:span text:style-name="T69">Cuando se arranca el contenedor este </text:span><text:span text:style-name="T72">pasa a</text:span><text:span text:style-name="T69"> </text:span><text:span text:style-name="Strong_20_Emphasis"><text:span text:style-name="T69">estado de ejecución</text:span></text:span><text:span text:style-name="T69">,</text:span><text:span text:style-name="T72">mientras estemos interactuando con el y este ejecutando sus tareas asignadas</text:span></text:p>
      <text:p text:style-name="P21"><text:span text:style-name="T96">Cuando lo cerramos este pasa a estado detenido y desaparece de la lista</text:span><text:span text:style-name="T93"> </text:span><text:span text:style-name="T96">de</text:span><text:span text:style-name="T93"> contenedores en ejecución.</text:span></text:p>
      <text:p text:style-name="P29"><text:span text:style-name="T92">Administración de Contenedores:</text:span></text:p>
      <text:p text:style-name="P20"><text:span text:style-name="T93">Desde docker desktop tenemos una sección de Containers/Apps la cual nos muestra todos los contenedores instalados, desde este apartado podemos, tanto como ver todos los contenedores, lanzarlos, parar sus procesos y eliminarlos.</text:span></text:p>
      <text:p text:style-name="P28"><text:span text:style-name="T92">Redirección de puertos:</text:span></text:p>
      <text:p text:style-name="P20"><text:span text:style-name="T93">Los contenedores se encuentran aislados </text:span><text:span text:style-name="T97">entre si</text:span><text:span text:style-name="T93">, tienen la capacidad de abrir ciertos puertos para que estos sean direccionados al puerto del host (sistema operativo en donde se alojan). <text:s/></text:span></text:p>
      <text:p text:style-name="P22"><text:span text:style-name="T93">Hay que obtener la IP del Host(nuestro equipo) con comandos o asignar uno al gusto del usuario.</text:span></text:p>
      <text:p text:style-name="P22"><text:span text:style-name="T93"/></text:p>
      <text:p text:style-name="P30"><text:soft-page-break/><text:span text:style-name="T92">Volúmenes dentro de los contenedores de Docker:</text:span></text:p>
      <text:p text:style-name="P4">En cada contenedor creado tendremos asociado un “volúmen” en nuestro equipo real donde se almacenarán los ficheros que copiemos a ese contenedor.</text:p>
      <text:p text:style-name="P5">Existen tres maneras distintas de gestionar espacios para contenedores, dos de ellas serán persistentes y la tercera no. Al decir que “no es persistente” queremos decir que cuando un contenedor se apague todos los ficheros almacenados en esa carpeta se borrarán y en cada corrida del contenedor comenzaremos con ese espacio vacío.</text:p>
      <text:p text:style-name="P5"/>
      <text:p text:style-name="P2">Docker a nivel técnico: </text:p>
      <text:p text:style-name="P6"/>
      <text:p text:style-name="P6"/>
      <text:p text:style-name="P31"><text:span text:style-name="T100"/></text:p>
      <text:p text:style-name="P14"><text:span text:style-name="T20"/></text:p>
      <text:p text:style-name="P9"><text:span text:style-name="T45"/></text:p>
      <text:p text:style-name="P9"><text:span text:style-name="T45"/></text:p>
      <text:p text:style-name="P9"><text:span text:style-name="T45"/></text:p>
      <text:p text:style-name="P11"><text:span text:style-name="T90"/></text:p>
      <text:p text:style-name="P12"><text:span text:style-name="T90"/></text:p>
      <text:p text:style-name="P12"><text:span text:style-name="T48"><text:s/></text:span><text:span text:style-name="T73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 style:font-pitch="fixed"/>
    <style:font-face style:name="Geekflare" svg:font-family="Geekflare, sans-serif"/>
    <style:font-face style:name="Georgia" svg:font-family="Georgia, serif"/>
    <style:font-face style:name="Helvetica" svg:font-family="Helvetica, Arial, Verdan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ison Neue" svg:font-family="'Maison Neue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edHatText" svg:font-family="RedHatText, Overpass, Overpass, Helvetica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Oxygen-Sans, Ubuntu, Cantarell, 'Helvetica Neue', sans-serif"/>
    <style:font-face style:name="bree serif" svg:font-family="'bree serif', serif"/>
    <style:font-face style:name="inherit" svg:font-family="inherit"/>
    <style:font-face style:name="kumbh sans" svg:font-family="'kumbh sans', sans-serif"/>
    <style:font-face style:name="source code pro" svg:font-family="'source code pro', monospace"/>
    <style:font-face style:name="var pfe-theme--font-family" svg:font-family="'var pfe-theme--font-family', RedHatText, Overpass, Overpass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13:51:15.762000000</dc:date>
    <meta:editing-duration>PT23M17S</meta:editing-duration>
    <meta:editing-cycles>1</meta:editing-cycles>
    <meta:document-statistic meta:table-count="0" meta:image-count="0" meta:object-count="0" meta:page-count="3" meta:paragraph-count="29" meta:word-count="595" meta:character-count="3758" meta:non-whitespace-character-count="3182"/>
    <meta:generator>LibreOffice/7.2.2.2$Windows_X86_64 LibreOffice_project/02b2acce88a210515b4a5bb2e46cbfb63fe97d56</meta:generator>
  </office:meta>
</office:document-meta>
</file>